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459cm"/>
    </style:style>
    <style:style style:name="co2" style:family="table-column">
      <style:table-column-properties fo:break-before="auto" style:column-width="3.874cm"/>
    </style:style>
    <style:style style:name="co3" style:family="table-column">
      <style:table-column-properties fo:break-before="auto" style:column-width="10.763cm"/>
    </style:style>
    <style:style style:name="co4" style:family="table-column">
      <style:table-column-properties fo:break-before="auto" style:column-width="23.78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516cm"/>
    </style:style>
    <style:style style:name="co7" style:family="table-column">
      <style:table-column-properties fo:break-before="auto" style:column-width="4.098cm"/>
    </style:style>
    <style:style style:name="co8" style:family="table-column">
      <style:table-column-properties fo:break-before="auto" style:column-width="5.0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31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order-bottom="0.74pt solid #7f7f7f" fo:background-color="#00b0f0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Goo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Neutral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9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Bad" style:data-style-name="N0">
      <style:table-cell-properties style:cell-protect="protected" style:print-content="true" style:diagonal-bl-tr="none" style:diagonal-tl-br="none" style:text-align-source="value-type" style:repeat-content="false" fo:border="none" style:direction="ltr" style:rotation-angle="0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1" style:family="table-cell" style:parent-style-name="Default">
      <style:table-cell-properties fo:background-color="#cccccc" style:rotation-align="none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style:vertical-align="top"/>
      <style:text-properties style:font-name="Liberation Sans" fo:font-size="12pt" style:font-size-asian="12pt" style:font-size-complex="12pt"/>
    </style:style>
    <style:style style:name="ce23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2pt" style:language-asian="zh" style:country-asian="CN" style:font-style-asian="normal" style:font-weight-asian="bold" style:font-name-complex="Droid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fo:border-bottom="0.74pt solid #7f7f7f" fo:background-color="#00b0f0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76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Check_20_Cell">
      <style:table-cell-properties fo:background-color="#a5a5a5" style:cell-protect="protected" style:print-content="true" style:diagonal-bl-tr="none" style:diagonal-tl-br="none" fo:border="1.76pt double-thin #3f3f3f" style:border-line-width="0.018cm 0.026cm 0.018cm" style:rotation-align="none"/>
      <style:text-properties fo:color="#000000" style:text-outline="false" style:text-line-through-style="none" style:text-line-through-type="none" style:font-name="Liberation Mono" fo:font-size="16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Excel_20_Built-in_20_Check_20_Cell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Check_20_Cell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Check_20_Cell" style:data-style-name="N11">
      <style:table-cell-properties fo:background-color="#dddddd" style:cell-protect="protected" style:print-content="true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Bad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Good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Neutral">
      <style:table-cell-properties style:cell-protect="protected" style:print-content="true" style:diagonal-bl-tr="none" style:diagonal-tl-br="none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LOCATION &amp; INFO</text:p>
          </table:table-cell>
          <table:table-cell table:style-name="ce22" office:value-type="string" calcext:value-type="string">
            <text:p><text:span text:style-name="T1">No testing required:</text:span> Decompiled directly</text:p>
            <text:p><text:span text:style-name="T1">Testing recommended:</text:span> Minor changes</text:p>
            <text:p><text:span text:style-name="T1">Testing required:</text:span> Major changes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3" office:value-type="string" calcext:value-type="string">
            <text:p><text:span text:style-name="T1">Decompiled directly:</text:span> Scripts are exactly the same in both versions</text:p>
          </table:table-cell>
          <table:table-cell table:number-columns-repeated="2"/>
          <table:table-cell table:style-name="ce34"/>
          <table:table-cell table:number-columns-repeated="16377"/>
        </table:table-row>
        <table:table-row table:style-name="ro2">
          <table:table-cell table:style-name="ce16" office:value-type="string" calcext:value-type="string">
            <text:p>1_02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style-name="ce23" office:value-type="string" calcext:value-type="string">
            <text:p><text:span text:style-name="T1">Minor changes:</text:span> Changes that do not affect the functionality of the script (exemple: remove a print function or fix an input function)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3" office:value-type="string" calcext:value-type="string">
            <text:p><text:span text:style-name="T1">Major changes:</text:span> Changes that heavily affect the functionality of the script (exemple: rewrite or modify part of a function)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3"/>
          <table:table-cell table:number-columns-repeated="16380"/>
        </table:table-row>
        <table:table-row table:style-name="ro2">
          <table:table-cell table:style-name="ce16" office:value-type="string" calcext:value-type="string">
            <text:p>1_02B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4" office:value-type="string" calcext:value-type="string">
            <text:p><text:span text:style-name="T2">RANDOM THOUGHT:</text:span> It might be usefull, at the end, to compile every script and strip debug info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2C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style-name="ce24" office:value-type="string" calcext:value-type="string">
            <text:p>Then, decompile again and compare with the originals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style-name="ce25" office:value-type="string" calcext:value-type="string">
            <text:p>This might show any differences and remove need for testing files individually.</text:p>
          </table:table-cell>
          <table:table-cell table:number-columns-repeated="16380"/>
        </table:table-row>
        <table:table-row table:style-name="ro2">
          <table:table-cell table:style-name="ce16" office:value-type="string" calcext:value-type="string">
            <text:p>1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6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7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8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09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0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1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_HallSt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2unlo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11xp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E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G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1_S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2_Conv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3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6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6supplementa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7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8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G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3_Conv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3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secnd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R11_Ch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2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4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5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secnd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6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2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2_S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5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A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C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1D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08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3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3_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B_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G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5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8_Sign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R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10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S1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3_XM.lua</text:p>
          </table:table-cell>
          <table:table-cell table:style-name="ce18" office:value-type="string" calcext:value-type="string">
            <text:p>TEST</text:p>
          </table:table-cell>
          <table:table-cell table:style-name="ce21" office:value-type="string" calcext:value-type="string">
            <text:p>chap3/ - Major changes - See comment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4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B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B2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chap4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4_G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4_S1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7a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5_G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2g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6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6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lgie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lgieEsco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mbie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mbientTempla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ade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Race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cRace3D.lua</text:p>
          </table:table-cell>
          <table:table-cell table:style-name="ce20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Art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sylu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uditoriu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AutoShop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dor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ike_G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kePatter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ke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io_La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MXRumb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MXTrack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ogRo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ogRoll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oxing_uti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Box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BusGetBik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bleGu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feteria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ann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niePhotograph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nivalRid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ar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apt1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1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2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chap2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3Tran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apt4Tran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chap4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apt5Tran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em_La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hemPla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herryToile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A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Biolog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Che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Engli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Geograph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M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Musi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Phot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lass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lassSho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ollectPickup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oryca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CowDanc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rabTrap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CrazyFa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etectiveJimm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_Enclav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dgeballGam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gInYar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Dog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EasyDrug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B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GD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Greas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ggPoor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nter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scapi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Fun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Li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Even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astFoo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4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5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6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7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8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09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FT10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ireAla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raff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FreakSh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Funhous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arage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dorm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irlEscor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oKartRac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ffitiClean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ffiti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ppletest_DirThr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rapple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uard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GymAndBarb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GymAndPoo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Hang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HeapDataCollec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HomelessHel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mgRace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Island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anitor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umpM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Junkyar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KissyKissyRefCou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_SpriteManag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Library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LawnMow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Cloth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Deliv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HU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Mailbox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Objec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Objectiv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hotograph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lay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rop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PropNew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Q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ra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Schoo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Library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LibSocia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ab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agg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rigg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ibTrigger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adActionTre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cker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Be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Carg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Do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LostDog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lbox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ainMa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Arcad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BaseballTo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CarniStri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DunkTan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Fen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Fl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Hack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Lo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LockPick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hootingGall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ocP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GSum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idwa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MissionTest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mlee_pickup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Ne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Norton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Observato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_Sn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edUseLoc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FT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hotoFilter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hotoTa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ckI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irat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OI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ok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ankB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epHous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Cutsce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Offic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rincipalSaying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Punishmen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riOff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Cheer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Fight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HangingOut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T12WanderingPed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PunishmentSystemHa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PunishSysMissio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rangedprop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atKill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atsOu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emoteDebu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Roberto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RunMissionLi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–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aveZon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enario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AreaScripts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hoolHallway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lo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Const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on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utscenes.lua</text:p>
          </table:table-cell>
          <table:table-cell table:style-name="ce17" office:value-type="string" calcext:value-type="string">
            <text:p>TESTED</text:p>
          </table:table-cell>
          <table:table-cell table:style-name="ce21" office:value-type="string" calcext:value-type="string">
            <text:p>./ - TESTED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Cut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ecretAdmir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ecretAdmirer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Fac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GlFunc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ippingReceiv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ipWreak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ho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InitG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it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Light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Lves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mash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ashCar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issPa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okeFre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MSta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now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bj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cialAuthorit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cial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ouveni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wnTes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wnTest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pazzDeliver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Room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ScriptTrack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Sta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Sto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affRoo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imeCycl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oreTransi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trangeHob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tyleSto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I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Race_Tes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mRace_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SWinEff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.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SZo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3Way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gPoo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gRic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keMeHom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attoo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Blo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nement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nFir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_4_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2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6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_HallSt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11x2Unlock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Aft_Clas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G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Morn_Clas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_S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7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G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R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R11_Ch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5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2_S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8_Post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G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8_SignUp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8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D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G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J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R09_P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0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3_S11i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B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B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G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4_S1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4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6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7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09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5_G5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1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0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B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Dummy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6_PassAl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All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Area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Avoidanc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BaseballTo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Objectiv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BikeUpHi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BMXTrack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AI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Drivin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FollowP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arLine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1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2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3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pt4Trans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Missions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harIdle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limbLadd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mbatAI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nversati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Cove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Debu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Engli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GirlKi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Hea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JenSchoo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JenSchoolIn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Jum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Ki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2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3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Flow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Flow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MissionLog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NPCProj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a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Fall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Mov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Pickup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edTr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tform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yerBuild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layerRoom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epHous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ojDetectio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PropEvent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Ra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RumbleRanged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afeCu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oak0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oc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pudCanno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ealt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oolSitting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estStudy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TrainCar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stWalkableMes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ether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02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03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ightRemember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Foot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FullNelson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Minor changes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Gokart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heChea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heMailma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heWidow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NewTarget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NI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_B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C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I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P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_RA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ath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hoto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hotoGlass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rojAcc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ProjAI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Punish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Test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TSocBal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SocPen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TargetSwitch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TZone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util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>
          <table:table-cell table:style-name="ce16" office:value-type="string" calcext:value-type="string">
            <text:p>Warehouse.lua</text:p>
          </table:table-cell>
          <table:table-cell table:style-name="ce17" office:value-type="string" calcext:value-type="string">
            <text:p>DONE</text:p>
          </table:table-cell>
          <table:table-cell table:style-name="ce21" office:value-type="string" calcext:value-type="string">
            <text:p>AreaScripts/ - Decompiled directly</text:p>
          </table:table-cell>
          <table:table-cell table:number-columns-repeated="16381"/>
        </table:table-row>
        <table:table-row table:style-name="ro2">
          <table:table-cell table:style-name="ce16" office:value-type="string" calcext:value-type="string">
            <text:p>Wrestling1.lua</text:p>
          </table:table-cell>
          <table:table-cell table:style-name="ce19" office:value-type="string" calcext:value-type="string">
            <text:p>DECOMPILED</text:p>
          </table:table-cell>
          <table:table-cell table:style-name="ce21"/>
          <table:table-cell table:number-columns-repeated="16381"/>
        </table:table-row>
        <table:table-row table:style-name="ro2" table:number-rows-repeated="10480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lders" table:style-name="ta2">
        <office:forms form:automatic-focus="false" form:apply-design-mode="false"/>
        <table:table-column table:style-name="co6" table:default-cell-style-name="ce16"/>
        <table:table-column table:style-name="co7" table:default-cell-style-name="ce28"/>
        <table:table-column table:style-name="co8" table:default-cell-style-name="ce31"/>
        <table:table-row table:style-name="ro3"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Nº FILES</text:p>
          </table:table-cell>
          <table:table-cell table:style-name="ce1" office:value-type="string" calcext:value-type="string">
            <text:p>COMPLETED</text:p>
          </table:table-cell>
        </table:table-row>
        <table:table-row table:style-name="ro2">
          <table:table-cell office:value-type="string" calcext:value-type="string">
            <text:p>[ROOT]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Ambient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eaScripts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1</text:p>
          </table:table-cell>
          <table:table-cell office:value-type="float" office:value="23" calcext:value-type="float">
            <text:p>23</text:p>
          </table:table-cell>
          <table:table-cell table:style-name="ce32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chap2</text:p>
          </table:table-cell>
          <table:table-cell office:value-type="float" office:value="17" calcext:value-type="float">
            <text:p>17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hap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hap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hap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p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ass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brary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O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unishm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cnd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Test/Missions</text:p>
          </table:table-cell>
          <table:table-cell office:value-type="float" office:value="94" calcext:value-type="float">
            <text:p>94</text:p>
          </table:table-cell>
          <table:table-cell table:style-name="ce32" office:value-type="float" office:value="94" calcext:value-type="float">
            <text:p>94</text:p>
          </table:table-cell>
        </table:table-row>
        <table:table-row table:style-name="ro4">
          <table:table-cell table:style-name="ce26" office:value-type="string" calcext:value-type="string">
            <text:p>[TOTAL]</text:p>
          </table:table-cell>
          <table:table-cell table:style-name="ce29" table:formula="of:=SUM([.B1:.B17])" office:value-type="float" office:value="515" calcext:value-type="float">
            <text:p>515</text:p>
          </table:table-cell>
          <table:table-cell table:style-name="ce33" table:formula="of:=SUM([.C2:.C17])" office:value-type="float" office:value="226" calcext:value-type="float">
            <text:p>226</text:p>
          </table:table-cell>
        </table:table-row>
        <table:table-row table:style-name="ro5">
          <table:table-cell table:style-name="ce27" office:value-type="string" calcext:value-type="string">
            <text:p>Percent complete:</text:p>
          </table:table-cell>
          <table:table-cell table:style-name="ce30" table:formula="of:=([.C18]/[.B18])" office:value-type="percentage" office:value="0.438834951456311" calcext:value-type="percentage" table:number-columns-spanned="2" table:number-rows-spanned="1">
            <text:p>43,88%</text:p>
          </table:table-cell>
          <table:covered-table-cell table:style-name="Default"/>
        </table:table-row>
        <table:table-row table:style-name="ro6" table:number-rows-repeated="5">
          <table:table-cell table:style-name="Default" table:number-columns-repeated="3"/>
        </table:table-row>
        <table:table-row table:style-name="ro6">
          <table:table-cell table:style-name="Default" table:number-columns-repeated="3"/>
        </table:table-row>
      </table:table>
      <table:named-expressions/>
      <table:database-ranges>
        <table:database-range table:name="Tabela1" table:target-range-address="Overview.A1:Overview.C5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Folders.A1:Folders.C1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2P2" style:volatile="true">
      <number:text> </number:text>
      <number:fill-character> </number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Bad_20_1" style:display-name="Excel Built-in Bad 1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-00-0000</text:date>, <text:time style:data-style-name="N2" text:time-value="10:04:20.044090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</meta:initial-creator>
    <meta:editing-cycles>177</meta:editing-cycles>
    <meta:creation-date>2015-06-05T18:19:34</meta:creation-date>
    <dc:date>2024-11-28T10:04:43.710873848</dc:date>
    <dc:language>pt-PT</dc:language>
    <meta:editing-duration>PT22H3M9S</meta:editing-duration>
    <meta:generator>LibreOffice/24.2.7.2$Linux_X86_64 LibreOffice_project/420$Build-2</meta:generator>
    <meta:print-date>2024-10-11T16:29:35.425676705</meta:print-date>
    <meta:printed-by>PDF files</meta:printed-by>
    <meta:document-statistic meta:table-count="2" meta:cell-count="13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